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36pt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000000" style:font-name="Segoe UI" fo:font-size="33pt" fo:text-shadow="none" fo:font-weight="bold" style:font-name-asian="Segoe UI3" style:font-size-asian="33pt" style:font-weight-asian="bold" style:font-name-complex="Segoe UI3" style:font-size-complex="33pt" style:font-weight-complex="bold"/>
    </style:style>
    <style:style style:name="T6" style:family="text">
      <style:text-properties fo:color="#000000" style:font-name="Segoe UI" fo:font-size="34pt" fo:text-shadow="none" fo:font-weight="bold" style:font-name-asian="Segoe UI3" style:font-size-asian="34pt" style:font-weight-asian="bold" style:font-name-complex="Segoe UI3" style:font-size-complex="34pt" style:font-weight-complex="bold"/>
    </style:style>
    <style:style style:name="T7" style:family="text">
      <style:text-properties fo:color="#000000" style:font-name="Segoe UI Semibold" fo:font-size="20pt" fo:text-shadow="none" fo:font-weight="bold" style:font-name-asian="Segoe UI3" style:font-size-asian="20pt" style:font-weight-asian="bold" style:font-name-complex="Segoe UI3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24cm">
          <draw:text-box>
            <text:p text:style-name="P1"><text:span text:style-name="T1">HYMN #734</text:span></text:p>
            <text:p text:style-name="P1"><text:span text:style-name="T2">“</text:span><text:span text:style-name="T2">I Trust, O Lord, Your Holy Nam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3" draw:text-style-name="P5" draw:layer="layout" svg:width="25.4cm" svg:height="5.455cm" svg:x="1.247cm" svg:y="0.641cm">
          <draw:text-box>
            <text:p text:style-name="P4"><text:span text:style-name="T3">1. </text:span><text:span text:style-name="T4">I trust, O Lord, Your holy name; </text:span></text:p>
            <text:p text:style-name="P4"><text:span text:style-name="T4">O let me not be put to shame</text:span></text:p>
            <text:p text:style-name="P4"><text:span text:style-name="T4">Nor let me be confound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>
        <draw:frame draw:style-name="gr4" draw:text-style-name="P5" draw:layer="layout" svg:width="25.4cm" svg:height="5.321cm" svg:x="1.27cm" svg:y="0.459cm">
          <draw:text-box>
            <text:p text:style-name="P4"><text:span text:style-name="T4"/></text:p>
            <text:p text:style-name="P4"><text:span text:style-name="T4">My faith, O Lord, be in Your Word</text:span></text:p>
            <text:p text:style-name="P4"><text:span text:style-name="T4">Forever firmly grounded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>
        <draw:frame draw:style-name="gr5" draw:text-style-name="P5" draw:layer="layout" svg:width="24.384cm" svg:height="5.842cm" svg:x="1.731cm" svg:y="0.481cm">
          <draw:text-box>
            <text:p text:style-name="P4"><text:span text:style-name="T3">2. </text:span><text:span text:style-name="T4">Bow down Your gracious ear to me</text:span></text:p>
            <text:p text:style-name="P4"><text:span text:style-name="T4">And hear my cry, my prayer, my plea;</text:span></text:p>
            <text:p text:style-name="P4"><text:span text:style-name="T4">Make haste for my protectio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>
        <draw:frame draw:style-name="gr6" draw:text-style-name="P5" draw:layer="layout" svg:width="24.384cm" svg:height="5.47cm" svg:x="1.755cm" svg:y="0.626cm">
          <draw:text-box>
            <text:p text:style-name="P4"><text:span text:style-name="T4"/></text:p>
            <text:p text:style-name="P4"><text:span text:style-name="T4">For woes and fear surround me here.</text:span></text:p>
            <text:p text:style-name="P4"><text:span text:style-name="T4">Help me in my affliction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>
        <draw:frame draw:style-name="gr7" draw:text-style-name="P5" draw:layer="layout" svg:width="25.4cm" svg:height="5.588cm" svg:x="1.27cm" svg:y="0.508cm">
          <draw:text-box>
            <text:p text:style-name="P4"><text:span text:style-name="T4">3. You are my strength, </text:span><text:span text:style-name="T5">my shield, my rock,</text:span></text:p>
            <text:p text:style-name="P4"><text:span text:style-name="T4">My fortress that </text:span><text:span text:style-name="T6">withstands each shock,</text:span></text:p>
            <text:p text:style-name="P4"><text:span text:style-name="T4">My help, my life, my tower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>
        <draw:frame draw:style-name="gr8" draw:text-style-name="P5" draw:layer="layout" svg:width="25.4cm" svg:height="5.334cm" svg:x="1.27cm" svg:y="0.508cm">
          <draw:text-box>
            <text:p text:style-name="P4"><text:span text:style-name="T4"/></text:p>
            <text:p text:style-name="P4"><text:span text:style-name="T4">My battle sword, Almighty Lord—</text:span></text:p>
            <text:p text:style-name="P4"><text:span text:style-name="T4">Who can resist Your power?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7" draw:master-page-name="Hymn_25_20template">
        <draw:frame draw:style-name="gr9" draw:text-style-name="P5" draw:layer="layout" svg:width="24.892cm" svg:height="5.399cm" svg:x="1.524cm" svg:y="0.443cm">
          <draw:text-box>
            <text:p text:style-name="P4"><text:span text:style-name="T4">4. With You, O Lord, I cast my lot; </text:span></text:p>
            <text:p text:style-name="P4"><text:span text:style-name="T4">O faithful God, forsake me not,</text:span></text:p>
            <text:p text:style-name="P4"><text:span text:style-name="T4">To You my soul commending.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Hymn_25_20template">
        <draw:frame draw:style-name="gr9" draw:text-style-name="P5" draw:layer="layout" svg:width="24.892cm" svg:height="5.399cm" svg:x="1.524cm" svg:y="0.443cm">
          <draw:text-box>
            <text:p text:style-name="P4"><text:span text:style-name="T4"/></text:p>
            <text:p text:style-name="P4"><text:span text:style-name="T4">Lord, be my stay, and lead the way</text:span></text:p>
            <text:p text:style-name="P4"><text:span text:style-name="T4">Now and when life is en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Hymn_25_20template">
        <draw:frame draw:style-name="gr7" draw:text-style-name="P5" draw:layer="layout" svg:width="25.4cm" svg:height="5.588cm" svg:x="1.27cm" svg:y="0.508cm">
          <draw:text-box>
            <text:p text:style-name="P4"><text:span text:style-name="T3">5. </text:span><text:span text:style-name="T4">All honor, praise, and majesty</text:span></text:p>
            <text:p text:style-name="P4"><text:span text:style-name="T4">To Father, Son, and Spirit be,</text:span></text:p>
            <text:p text:style-name="P4"><text:span text:style-name="T4">Our God forever gloriou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Hymn_25_20template">
        <draw:frame draw:style-name="gr10" draw:text-style-name="P8" draw:layer="layout" svg:width="25.4cm" svg:height="12.445cm" svg:x="1.27cm" svg:y="0.508cm">
          <draw:text-box>
            <text:p text:style-name="P4"><text:span text:style-name="T4"/></text:p>
            <text:p text:style-name="P4"><text:span text:style-name="T4">In whose rich grace we run our race</text:span></text:p>
            <text:p text:style-name="P4"><text:span text:style-name="T4">Till we depart victorious.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8"/></text:span></text:p>
            <text:p text:style-name="P7"><text:span text:style-name="T7"/></text:p>
            <text:p text:style-name="P7"><text:span text:style-name="T7"/></text:p>
            <text:p text:style-name="P7"><text:span text:style-name="T7"><text:s text:c="10"/></text:span><text:span text:style-name="T7">Public domain</text:span></text:p>
          </draw:text-box>
        </draw:fram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0:47:23.585000000</meta:creation-date>
    <dc:title>Hymn template</dc:title>
    <meta:editing-duration>PT19M29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9T15:40:56.707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0-18T10:47:23.288000000"/>
  </office:meta>
</office:document-meta>
</file>